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2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0083in"/>
    </style:style>
    <style:style style:name="co10" style:family="table-column">
      <style:table-column-properties fo:break-before="auto" style:column-width="1.6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 BCEWithLogitsLoss Transform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Hidden Size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Num Head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Sequence Length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napshot Interval</text:p>
          </table:table-cell>
        </table:table-row>
        <table:table-row table:style-name="ro1">
          <table:table-cell office:value-type="string" calcext:value-type="string">
            <text:p>transformer_1.6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ransformer_1.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ransformer_1.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ransformer_1.2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ransformer_1.3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ransformer_1.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ransformer_1.5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ransformer_1.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ransformer_1.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ransformer_1.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transformer_1.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0.1" calcext:value-type="float">
            <text:p>0.1</text:p>
          </table:table-cell>
        </table:table-row>
      </table:table>
      <table:table table:name="Sequence length comparison" table:style-name="ta1">
        <table:table-column table:style-name="co9" table:default-cell-style-name="Default"/>
        <table:table-column table:style-name="co8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Hidden Size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Num Head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Sequence Length</text:p>
          </table:table-cell>
        </table:table-row>
        <table:table-row table:style-name="ro1">
          <table:table-cell office:value-type="string" calcext:value-type="string">
            <text:p>Sequence length comparison: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former_1.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transformer_1.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transformer_1.5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ransformer_1.3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ansformer_1.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ansformer_1.2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3" table:style-name="ta1">
        <table:table-column table:style-name="co10" table:default-cell-style-name="Default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Hidden Size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Num Head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Sequence 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 shape comparis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ransformer_1.6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ormer_1.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ormer_1.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  <table:database-ranges>
        <table:database-range table:name="__Anonymous_Sheet_DB__0" table:target-range-address="'all BCEWithLogitsLoss Transformer'.A1:'all BCEWithLogitsLoss Transformer'.J12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 style:data-style-name="N2" text:time-value="22:15:27.0683426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1T01:52:09.028515757</dc:date>
    <meta:editing-duration>PT4H23M10S</meta:editing-duration>
    <meta:editing-cycles>3</meta:editing-cycles>
    <meta:generator>LibreOffice/24.2.5.2$Linux_X86_64 LibreOffice_project/420$Build-2</meta:generator>
    <meta:document-statistic meta:table-count="3" meta:cell-count="212" meta:object-count="0"/>
  </office:meta>
</office:document-meta>
</file>